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2AA90087006FC0214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1.677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cm" svg:y="21.606cm" svg:width="21.001cm" svg:height="7.588cm" draw:z-index="2">
        <draw:image xlink:href="Pictures/10000001000001F4000002AA90087006FC02142A.png" xlink:type="simple" xlink:show="embed" xlink:actuate="onLoad" draw:mime-type="image/png"/>
      </draw:frame>
      <draw:frame draw:style-name="fr2" draw:name="Image1" text:anchor-type="page" text:anchor-page-number="1" svg:x="0cm" svg:y="0.706cm" svg:width="21.001cm" svg:height="21.197cm" draw:z-index="0">
        <draw:image xlink:href="Pictures/10000001000001F4000002AA90087006FC02142A.png" xlink:type="simple" xlink:show="embed" xlink:actuate="onLoad" draw:mime-type="image/png"/>
      </draw:frame>
      <text:p text:style-name="Title"><draw:line text:anchor-type="paragraph" draw:z-index="1" draw:name="Line 1" draw:style-name="gr1" draw:text-style-name="P1" svg:x1="-16.014cm" svg:y1="-21.548cm" svg:x2="-16.014cm" svg:y2="8.151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9</meta:editing-cycles>
    <meta:creation-date>2024-07-22T14:15:00</meta:creation-date>
    <dc:date>2024-07-30T19:32:45.326585591</dc:date>
    <meta:editing-duration>PT9H15M10S</meta:editing-duration>
    <meta:generator>LibreOffice/7.3.7.2$Linux_X86_64 LibreOffice_project/30$Build-2</meta:generator>
    <meta:print-date>2024-07-30T19:32:13.197917801</meta:print-date>
    <meta:document-statistic meta:table-count="0" meta:image-count="2" meta:object-count="0" meta:page-count="1" meta:paragraph-count="0" meta:word-count="0" meta:character-count="0" meta:non-whitespace-character-count="0"/>
    <meta:user-defined meta:name="AppVersion">12.0000</meta:user-defined>
    <meta:template xlink:type="simple" xlink:actuate="onRequest" xlink:title="Normal" xlink:href=""/>
  </office:meta>
</office:document-meta>
</file>